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ext file, where I've added some stuff</text:p>
      <text:p text:style-name="Standard"/>
      <text:p text:style-name="Standard">Source text, other things I have to s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12:22:10.29</meta:creation-date>
    <dc:date>2013-04-16T12:29:08.01</dc:date>
    <meta:editing-duration>P0D</meta:editing-duration>
    <meta:editing-cycles>2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2" meta:word-count="16" meta:character-count="79" meta:non-whitespace-character-count="65"/>
  </office:meta>
</office:document-meta>
</file>